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1" calcext:value-type="date">
            <text:p>11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4" calcext:value-type="float">
            <text:p>14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.00.0000</text:date>, <text:time style:data-style-name="N2" text:time-value="12:07:53.960690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16T13:09:50.263331518</dc:date>
    <meta:editing-duration>P92DT9H36M5S</meta:editing-duration>
    <meta:editing-cycles>529</meta:editing-cycles>
    <meta:document-statistic meta:table-count="5" meta:cell-count="555" meta:object-count="0"/>
  </office:meta>
</office:document-meta>
</file>